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7.95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oxing-mech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3:12:0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404" calcext:value-type="float">
            <text:p>0.3404</text:p>
          </table:table-cell>
          <table:table-cell office:value-type="float" office:value="18.649" calcext:value-type="float">
            <text:p>18.649</text:p>
          </table:table-cell>
          <table:table-cell table:style-name="ce2" office:value-type="float" office:value="0.951" calcext:value-type="float">
            <text:p>0.951</text:p>
          </table:table-cell>
          <table:table-cell office:value-type="float" office:value="0.6539" calcext:value-type="float">
            <text:p>0.653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2:2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table:style-name="ce2" office:value-type="float" office:value="0.3634" calcext:value-type="float">
            <text:p>0.3634</text:p>
          </table:table-cell>
          <table:table-cell office:value-type="float" office:value="18.0286" calcext:value-type="float">
            <text:p>18.0286</text:p>
          </table:table-cell>
          <table:table-cell office:value-type="float" office:value="0.9097" calcext:value-type="float">
            <text:p>0.9097</text:p>
          </table:table-cell>
          <table:table-cell table:style-name="ce2" office:value-type="float" office:value="0.6276" calcext:value-type="float">
            <text:p>0.62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2:30</text:p>
          </table:table-cell>
          <table:table-cell table:style-name="ce2" office:value-type="string" calcext:value-type="string">
            <text:p>animation-0002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591" calcext:value-type="float">
            <text:p>0.3591</text:p>
          </table:table-cell>
          <table:table-cell office:value-type="float" office:value="18.5984" calcext:value-type="float">
            <text:p>18.5984</text:p>
          </table:table-cell>
          <table:table-cell office:value-type="float" office:value="0.918" calcext:value-type="float">
            <text:p>0.918</text:p>
          </table:table-cell>
          <table:table-cell office:value-type="float" office:value="0.632" calcext:value-type="float">
            <text:p>0.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2:39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514" calcext:value-type="float">
            <text:p>0.3514</text:p>
          </table:table-cell>
          <table:table-cell table:style-name="ce2" office:value-type="float" office:value="18.7575" calcext:value-type="float">
            <text:p>18.7575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6378" calcext:value-type="float">
            <text:p>0.63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2:4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527" calcext:value-type="float">
            <text:p>0.3527</text:p>
          </table:table-cell>
          <table:table-cell office:value-type="float" office:value="18.6442" calcext:value-type="float">
            <text:p>18.6442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6384" calcext:value-type="float">
            <text:p>0.63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3:12:55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wearing white tank top practices boxing, punching a red heavy bag in his garage home gym, mecha style</text:p>
          </table:table-cell>
          <table:table-cell office:value-type="float" office:value="0.3318" calcext:value-type="float">
            <text:p>0.3318</text:p>
          </table:table-cell>
          <table:table-cell office:value-type="float" office:value="18.4204" calcext:value-type="float">
            <text:p>18.4204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3:16:38.186876694</dc:date>
    <meta:editing-duration>PT3M25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